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B000000228E4FE2368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Conversion_20_1">
      <style:table-properties style:width="17.895cm" fo:margin-left="-0.132cm" style:page-number="auto" table:align="left" style:writing-mode="lr-tb"/>
    </style:style>
    <style:style style:name="Tableau1.A" style:family="table-column">
      <style:table-column-properties style:column-width="7.124cm"/>
    </style:style>
    <style:style style:name="Tableau1.B" style:family="table-column">
      <style:table-column-properties style:column-width="8.251cm"/>
    </style:style>
    <style:style style:name="Tableau1.C" style:family="table-column">
      <style:table-column-properties style:column-width="2.519cm"/>
    </style:style>
    <style:style style:name="Tableau1.A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1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1.C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2" style:family="table">
      <style:table-properties style:width="17.895cm" fo:margin-left="-0.132cm" table:align="left" style:writing-mode="lr-tb"/>
    </style:style>
    <style:style style:name="Tableau2.A" style:family="table-column">
      <style:table-column-properties style:column-width="7.124cm"/>
    </style:style>
    <style:style style:name="Tableau2.B" style:family="table-column">
      <style:table-column-properties style:column-width="8.251cm"/>
    </style:style>
    <style:style style:name="Tableau2.C" style:family="table-column">
      <style:table-column-properties style:column-width="2.519cm"/>
    </style:style>
    <style:style style:name="Tableau2.A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2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2.C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4pt" fo:font-weight="bold" style:font-size-asian="14pt" style:font-weight-asian="bold"/>
    </style:style>
    <style:style style:name="P2" style:family="paragraph" style:parent-style-name="Header">
      <style:paragraph-properties>
        <style:tab-stops/>
      </style:paragraph-properties>
      <style:text-properties fo:font-size="14pt" fo:font-weight="bold" style:font-size-asian="14pt" style:font-weight-asian="bold"/>
    </style:style>
    <style:style style:name="P3" style:family="paragraph" style:parent-style-name="Header">
      <style:paragraph-properties fo:text-align="center" style:justify-single-word="false">
        <style:tab-stops/>
      </style:paragraph-properties>
      <style:text-properties fo:font-size="14pt" fo:font-weight="bold" style:font-size-asian="14pt" style:font-weight-asian="bold"/>
    </style:style>
    <style:style style:name="P4" style:family="paragraph" style:parent-style-name="Standard">
      <style:paragraph-properties>
        <style:tab-stops/>
      </style:paragraph-properties>
      <style:text-properties fo:font-size="14pt" fo:font-weight="bold" style:font-size-asian="14pt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Wingdings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break-before="page"/>
    </style:style>
    <style:style style:name="P10" style:family="paragraph" style:parent-style-name="Header" style:master-page-name="Standard">
      <style:paragraph-properties style:page-number="auto">
        <style:tab-stops/>
      </style:paragraph-properties>
      <style:text-properties fo:font-size="14pt" fo:font-weight="bold" style:font-size-asian="14pt" style:font-weight-asian="bold"/>
    </style:style>
    <style:style style:name="P11" style:family="paragraph" style:parent-style-name="Standard" style:list-style-name="WW8Num1">
      <style:paragraph-properties fo:margin-left="0cm" fo:margin-right="0cm" fo:text-indent="0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language-asian="fr" style:country-asian="F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N° de la centrale :</text:p>
      <text:p text:style-name="P2"/>
      <text:p text:style-name="P2">Date :</text:p>
      <text:p text:style-name="P2"/>
      <text:p text:style-name="P2"/>
      <text:p text:style-name="Standard">Dysfonctionnement(s) observé(s) et remarques 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Validation centrale :<text:tab/><text:tab/><text:tab/><text:tab/>oui<text:tab/><text:tab/><text:tab/>non</text:p>
      <text:p text:style-name="Standard"/>
      <text:p text:style-name="Standard"/>
      <text:p text:style-name="Standard"/>
      <text:p text:style-name="Standard"/>
      <text:p text:style-name="P4">Nom du technicien chargé du test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">Actions à effectuer</text:p>
          </table:table-cell>
          <table:table-cell table:style-name="Tableau1.A1" office:value-type="string">
            <text:p text:style-name="P5">Comportements observables / Mesures</text:p>
          </table:table-cell>
          <table:table-cell table:style-name="Tableau1.C1" office:value-type="string">
            <text:h text:style-name="Heading_20_1" text:outline-level="1">Validation</text:h>
          </table:table-cell>
        </table:table-row>
        <table:table-row>
          <table:table-cell table:style-name="Tableau1.A2" office:value-type="string">
            <text:p text:style-name="Standard"/>
            <text:list xml:id="list1080476087242276063" text:style-name="WW8Num1">
              <text:list-item>
                <text:p text:style-name="P11">Vérifier position de INT1 : 12V</text:p>
              </text:list-item>
              <text:list-item>
                <text:p text:style-name="P11">Alimenter la centrale de commande</text:p>
              </text:list-item>
            </text:list>
            <text:p text:style-name="Standard"/>
            <text:p text:style-name="Standard"/>
          </table:table-cell>
          <table:table-cell table:style-name="Tableau1.A2" office:value-type="string">
            <text:p text:style-name="Standard"/>
            <text:list xml:id="list81204439356595" text:continue-list="list1080476087242276063" text:style-name="WW8Num1">
              <text:list-item text:start-value="1">
                <text:p text:style-name="P11">Led présence secteur allumée</text:p>
              </text:list-item>
              <text:list-item>
                <text:p text:style-name="P11">Pas d’activité relais</text:p>
              </text:list-item>
              <text:list-item>
                <text:p text:style-name="P11">Présence P24 V ( broche 1 de CON1 )</text:p>
              </text:list-item>
              <text:list-item>
                <text:p text:style-name="P11">Présence P12 V ( broche 2 de CON1 )</text:p>
              </text:list-item>
              <text:list-item>
                <text:p text:style-name="P11">Présence 5 V ( broche 3 de CON1 )</text:p>
              </text:list-item>
              <text:list-item>
                <text:p text:style-name="P11">Leds Voie1, Voie2, Apprentissage éteintes</text:p>
              </text:list-item>
            </text:list>
            <text:p text:style-name="Standard"/>
          </table:table-cell>
          <table:table-cell table:style-name="Tableau1.C2" office:value-type="string">
            <text:p text:style-name="P6"/>
            <text:p text:style-name="P7"></text:p>
            <text:p text:style-name="P7"></text:p>
            <text:p text:style-name="P7"></text:p>
            <text:p text:style-name="P7"></text:p>
            <text:p text:style-name="P7"></text:p>
            <text:p text:style-name="P7"></text:p>
            <text:p text:style-name="P6"/>
          </table:table-cell>
        </table:table-row>
        <table:table-row>
          <table:table-cell table:style-name="Tableau1.A2" office:value-type="string">
            <text:p text:style-name="Standard"/>
            <text:list xml:id="list81204482159469" text:continue-list="list81204439356595" text:style-name="WW8Num1">
              <text:list-item text:start-value="1">
                <text:p text:style-name="P11">Connecter Moteur M1</text:p>
              </text:list-item>
              <text:list-item>
                <text:p text:style-name="P11">Connecter Clignotant</text:p>
              </text:list-item>
              <text:list-item>
                <text:p text:style-name="P11">Positionner switches 1 à 4 :</text:p>
              </text:list-item>
            </text:list>
            <text:p text:style-name="Standard"><text:tab/>Switch 1 : ON</text:p>
            <text:p text:style-name="Standard"><text:tab/>Switch 2 : OFF</text:p>
            <text:p text:style-name="Standard"><text:tab/>Switch 3 : ON</text:p>
            <text:p text:style-name="Standard"><text:tab/>Switch 4 : ON</text:p>
            <text:list xml:id="list81204437677310" text:continue-list="list81204482159469" text:style-name="WW8Num1">
              <text:list-item text:start-value="1">
                <text:p text:style-name="P11">Fermer contact SecV1</text:p>
              </text:list-item>
            </text:list>
            <text:p text:style-name="Standard"/>
          </table:table-cell>
          <table:table-cell table:style-name="Tableau1.A2" office:value-type="string">
            <text:p text:style-name="Standard"/>
            <text:list xml:id="list81205214633255" text:continue-list="list81204437677310" text:style-name="WW8Num1">
              <text:list-item text:start-value="1">
                <text:p text:style-name="P11">Led Voie1 allumée</text:p>
              </text:list-item>
              <text:list-item>
                <text:p text:style-name="P11">Serrure alimentée</text:p>
              </text:list-item>
              <text:list-item>
                <text:p text:style-name="P11">Coup inverse</text:p>
              </text:list-item>
              <text:list-item>
                <text:p text:style-name="P11">Signal lumineux clignotement</text:p>
              </text:list-item>
              <text:list-item>
                <text:p text:style-name="P11">Rotation M1 <text:s/>…… secondes sens horaire vitesse rapide</text:p>
              </text:list-item>
              <text:list-item>
                <text:p text:style-name="P11">Rotation M1 <text:s/>…… secondes sens horaire vitesse lente</text:p>
              </text:list-item>
              <text:list-item>
                <text:p text:style-name="P11">Arrêt M1 au bout de …… secondes</text:p>
              </text:list-item>
              <text:list-item>
                <text:p text:style-name="P11">Arrêt Signal lumineux clignotement</text:p>
              </text:list-item>
            </text:list>
            <text:p text:style-name="Standard"/>
          </table:table-cell>
          <table:table-cell table:style-name="Tableau1.C2" office:value-type="string">
            <text:p text:style-name="P6"/>
            <text:p text:style-name="P7"></text:p>
            <text:p text:style-name="P7"></text:p>
            <text:p text:style-name="P7"></text:p>
            <text:p text:style-name="P7"></text:p>
            <text:p text:style-name="P7"></text:p>
            <text:p text:style-name="P6"/>
            <text:p text:style-name="P7"></text:p>
            <text:p text:style-name="P6"/>
            <text:p text:style-name="P7"></text:p>
            <text:p text:style-name="P7"></text:p>
          </table:table-cell>
        </table:table-row>
        <table:table-row>
          <table:table-cell table:style-name="Tableau1.A2" office:value-type="string">
            <text:p text:style-name="Standard"/>
            <text:list xml:id="list81205278323104" text:continue-list="list81205214633255" text:style-name="WW8Num1">
              <text:list-item text:start-value="1">
                <text:p text:style-name="P11">Fermer contact SecV2</text:p>
              </text:list-item>
            </text:list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Tableau1.A2" office:value-type="string">
            <text:p text:style-name="Standard"/>
            <text:list xml:id="list81204457457427" text:continue-list="list81205278323104" text:style-name="WW8Num1">
              <text:list-item text:start-value="1">
                <text:p text:style-name="P11">Led Voie2 allumée</text:p>
              </text:list-item>
              <text:list-item>
                <text:p text:style-name="P11">Signal lumineux clignotement</text:p>
              </text:list-item>
              <text:list-item>
                <text:p text:style-name="P11">Rotation M1 <text:s/>…… secondes sens anti-horaire vitesse rapide</text:p>
              </text:list-item>
              <text:list-item>
                <text:p text:style-name="P11">Rotation M1 <text:s/>…… secondes sens anti-horaire vitesse lente</text:p>
              </text:list-item>
              <text:list-item>
                <text:p text:style-name="P11">Arrêt M1 au bout de …… secondes</text:p>
              </text:list-item>
              <text:list-item>
                <text:p text:style-name="P11">Arrêt Signal lumineux clignotement</text:p>
              </text:list-item>
            </text:list>
            <text:p text:style-name="Standard"/>
          </table:table-cell>
          <table:table-cell table:style-name="Tableau1.C2" office:value-type="string">
            <text:p text:style-name="P6"/>
            <text:p text:style-name="P7"></text:p>
            <text:p text:style-name="P7"></text:p>
            <text:p text:style-name="P7"></text:p>
            <text:p text:style-name="P6"/>
            <text:p text:style-name="P7"></text:p>
            <text:p text:style-name="P6"/>
            <text:p text:style-name="P7"></text:p>
            <text:p text:style-name="P7"></text:p>
          </table:table-cell>
        </table:table-row>
        <table:table-row>
          <table:table-cell table:style-name="Tableau1.A2" office:value-type="string">
            <text:p text:style-name="Standard"/>
            <text:list xml:id="list81204509616314" text:continue-list="list81204457457427" text:style-name="WW8Num1">
              <text:list-item text:start-value="1">
                <text:p text:style-name="P11">Connecter le moteur en M2</text:p>
              </text:list-item>
              <text:list-item>
                <text:p text:style-name="P11">Fermer contact SecV1</text:p>
              </text:list-item>
            </text:list>
            <text:p text:style-name="Standard"/>
          </table:table-cell>
          <table:table-cell table:style-name="Tableau1.A2" office:value-type="string">
            <text:p text:style-name="Standard"/>
            <text:list xml:id="list81204123061176" text:continue-list="list81204509616314" text:style-name="WW8Num1">
              <text:list-item text:start-value="1">
                <text:p text:style-name="P11">Led Voie1 allumée</text:p>
              </text:list-item>
              <text:list-item>
                <text:p text:style-name="P11">Coup inverse</text:p>
              </text:list-item>
              <text:list-item>
                <text:p text:style-name="P11">Signal lumineux clignotement</text:p>
              </text:list-item>
              <text:list-item>
                <text:p text:style-name="P11">Rotation M2 <text:s/>…… secondes sens horaire vitesse rapide</text:p>
              </text:list-item>
              <text:list-item>
                <text:p text:style-name="P11">Rotation M2 <text:s/>…… secondes sens horaire vitesse lente</text:p>
              </text:list-item>
              <text:list-item>
                <text:p text:style-name="P11">Arrêt M2 au bout de …… secondes</text:p>
              </text:list-item>
              <text:list-item>
                <text:p text:style-name="P11">Arrêt Signal lumineux clignotement</text:p>
              </text:list-item>
            </text:list>
            <text:p text:style-name="Standard"/>
          </table:table-cell>
          <table:table-cell table:style-name="Tableau1.C2" office:value-type="string">
            <text:p text:style-name="P6"/>
            <text:p text:style-name="P7"></text:p>
            <text:p text:style-name="P7"></text:p>
            <text:p text:style-name="P7"></text:p>
            <text:p text:style-name="P7"></text:p>
            <text:p text:style-name="P6"/>
            <text:p text:style-name="P7"></text:p>
            <text:p text:style-name="P6"/>
            <text:p text:style-name="P7"></text:p>
            <text:p text:style-name="P7"></text:p>
          </table:table-cell>
        </table:table-row>
      </table:table>
      <text:p text:style-name="P9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Standard"/>
            <text:list xml:id="list81203636764498" text:continue-list="list81204123061176" text:style-name="WW8Num1">
              <text:list-item text:start-value="1">
                <text:p text:style-name="P11">Fermer contact SecV2</text:p>
              </text:list-item>
            </text:list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Tableau2.A1" office:value-type="string">
            <text:p text:style-name="Standard"/>
            <text:list xml:id="list81204721699620" text:continue-list="list81203636764498" text:style-name="WW8Num1">
              <text:list-item text:start-value="1">
                <text:p text:style-name="P11">Led Voie2 allumée</text:p>
              </text:list-item>
              <text:list-item>
                <text:p text:style-name="P11">Signal lumineux clignotement</text:p>
              </text:list-item>
              <text:list-item>
                <text:p text:style-name="P11">Rotation M2 <text:s/>…… secondes sens anti-horaire vitesse rapide</text:p>
              </text:list-item>
              <text:list-item>
                <text:p text:style-name="P11">Rotation M2 <text:s/>…… secondes sens anti-horaire vitesse lente</text:p>
              </text:list-item>
              <text:list-item>
                <text:p text:style-name="P11">Arrêt M2 au bout de …… secondes</text:p>
              </text:list-item>
              <text:list-item>
                <text:p text:style-name="P11">Arrêt Signal lumineux clignotement</text:p>
              </text:list-item>
            </text:list>
            <text:p text:style-name="Standard"/>
          </table:table-cell>
          <table:table-cell table:style-name="Tableau2.C1" office:value-type="string">
            <text:p text:style-name="P6"/>
            <text:p text:style-name="P7"></text:p>
            <text:p text:style-name="P7"></text:p>
            <text:p text:style-name="P7"></text:p>
            <text:p text:style-name="P6"/>
            <text:p text:style-name="P7"></text:p>
            <text:p text:style-name="P6"/>
            <text:p text:style-name="P7"></text:p>
            <text:p text:style-name="P7"></text:p>
          </table:table-cell>
        </table:table-row>
        <table:table-row>
          <table:table-cell table:style-name="Tableau2.A2" office:value-type="string">
            <text:p text:style-name="Standard"/>
            <text:list xml:id="list81204922522827" text:continue-list="list81204721699620" text:style-name="WW8Num1">
              <text:list-item text:start-value="1">
                <text:p text:style-name="P11">Positionner Switch2 : ON</text:p>
              </text:list-item>
              <text:list-item>
                <text:p text:style-name="P11">Positionner Switch3 : OFF</text:p>
              </text:list-item>
              <text:list-item>
                <text:p text:style-name="P11">Fermer contact SecV2</text:p>
              </text:list-item>
            </text:list>
            <text:p text:style-name="Standard"/>
          </table:table-cell>
          <table:table-cell table:style-name="Tableau2.A2" office:value-type="string">
            <text:p text:style-name="Standard"/>
            <text:list xml:id="list81204702259005" text:continue-list="list81204922522827" text:style-name="WW8Num1">
              <text:list-item text:start-value="1">
                <text:p text:style-name="P11">Moteur M1 alimenté sens horaire </text:p>
              </text:list-item>
              <text:list-item>
                <text:p text:style-name="P11">Moteur M2 à l’arrêt</text:p>
              </text:list-item>
              <text:list-item>
                <text:p text:style-name="P11">Arrêt moteur M1 et signal lumineux permanent pendant 15 s</text:p>
              </text:list-item>
              <text:list-item>
                <text:p text:style-name="P11">Moteur M1 alimenté sens anti-horaire pour fermeture automatique</text:p>
              </text:list-item>
              <text:list-item>
                <text:p text:style-name="P11">Moteur M2 à l’arrêt</text:p>
              </text:list-item>
            </text:list>
            <text:p text:style-name="Standard"/>
          </table:table-cell>
          <table:table-cell table:style-name="Tableau2.C2" office:value-type="string">
            <text:p text:style-name="P6"/>
            <text:p text:style-name="P7"></text:p>
            <text:p text:style-name="P7"></text:p>
            <text:p text:style-name="P7"></text:p>
            <text:p text:style-name="P6"/>
            <text:p text:style-name="P7"></text:p>
            <text:p text:style-name="P6"/>
            <text:p text:style-name="P7"></text:p>
            <text:p text:style-name="P6"/>
          </table:table-cell>
        </table:table-row>
        <table:table-row>
          <table:table-cell table:style-name="Tableau2.A2" office:value-type="string">
            <text:p text:style-name="Standard"/>
            <text:list xml:id="list81204486545100" text:continue-list="list81204702259005" text:style-name="WW8Num1">
              <text:list-item text:start-value="1">
                <text:p text:style-name="P11">Fermer contact SecV1</text:p>
              </text:list-item>
            </text:list>
            <text:p text:style-name="Standard"/>
            <text:p text:style-name="P8"/>
          </table:table-cell>
          <table:table-cell table:style-name="Tableau2.A2" office:value-type="string">
            <text:p text:style-name="Standard"/>
            <text:list xml:id="list81204274126281" text:continue-list="list81204486545100" text:style-name="WW8Num1">
              <text:list-item text:start-value="1">
                <text:p text:style-name="P11">Moteurs M1 et M2 alimentés pour ouverture</text:p>
              </text:list-item>
              <text:list-item>
                <text:p text:style-name="P11">Arrêt 15 s puis fermeture automatique</text:p>
              </text:list-item>
            </text:list>
            <text:p text:style-name="P8"><text:s/></text:p>
          </table:table-cell>
          <table:table-cell table:style-name="Tableau2.C2" office:value-type="string">
            <text:p text:style-name="P6"/>
            <text:p text:style-name="P7"></text:p>
            <text:p text:style-name="P6"/>
            <text:p text:style-name="P7"></text:p>
          </table:table-cell>
        </table:table-row>
        <table:table-row>
          <table:table-cell table:style-name="Tableau2.A2" office:value-type="string">
            <text:p text:style-name="Standard"/>
            <text:list xml:id="list81204135832249" text:continue-list="list81204274126281" text:style-name="WW8Num1">
              <text:list-item text:start-value="1">
                <text:p text:style-name="P11">Positionner Swith2 : OFF</text:p>
              </text:list-item>
              <text:list-item>
                <text:p text:style-name="P11">Fermer contact SecV1</text:p>
              </text:list-item>
              <text:list-item>
                <text:p text:style-name="P11">Ouvrir contact Ferm IR</text:p>
              </text:list-item>
            </text:list>
            <text:p text:style-name="Standard"/>
          </table:table-cell>
          <table:table-cell table:style-name="Tableau2.A2" office:value-type="string">
            <text:p text:style-name="Standard"/>
            <text:list xml:id="list81204391884239" text:continue-list="list81204135832249" text:style-name="WW8Num1">
              <text:list-item text:start-value="1">
                <text:p text:style-name="P11">Rotation M2</text:p>
              </text:list-item>
              <text:list-item>
                <text:p text:style-name="P11">Arrêt de M2 dès ouverture de FermIR</text:p>
              </text:list-item>
            </text:list>
            <text:p text:style-name="Standard"/>
          </table:table-cell>
          <table:table-cell table:style-name="Tableau2.C2" office:value-type="string">
            <text:p text:style-name="P6"/>
            <text:p text:style-name="P7"></text:p>
            <text:p text:style-name="P7"></text:p>
          </table:table-cell>
        </table:table-row>
        <table:table-row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6"/>
          </table:table-cell>
        </table:table-row>
      </table:table>
      <text:p text:style-name="Standard"/>
      <text:p text:style-name="Header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style:font-size-asian="14pt" style:font-weight-asian="bold"/>
    </style:style>
    <style:style style:name="MT1" style:family="text">
      <style:text-properties fo:font-size="10pt" style:font-size-asian="10pt" style:language-asian="fr" style:country-asian="FR"/>
    </style:style>
    <style:style style:name="MT2" style:family="text">
      <style:text-properties fo:font-size="10pt" style:font-size-asian="1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99cm" fo:margin-left="1.501cm" fo:margin-right="1.501cm" style:writing-mode="lr-tb" style:layout-grid-color="#c0c0c0" style:layout-grid-lines="41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801cm" fo:margin-bottom="1.801cm" fo:margin-left="1.501cm" fo:margin-right="1.501cm" style:writing-mode="lr-tb" style:layout-grid-color="#c0c0c0" style:layout-grid-lines="41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5.034cm" svg:y="0cm" svg:width="3.468cm" svg:height="2.563cm" draw:z-index="0"><draw:image xlink:href="Pictures/10000000000003B000000228E4FE2368.jpg" xlink:type="simple" xlink:show="embed" xlink:actuate="onLoad"/></draw:frame>SYSTEMES – PORTAIL MOTOSTAR </text:p>
        <text:p text:style-name="MP1">Fiche de test de la centrale de commande</text:p>
        <text:p text:style-name="MP1">________________________________________________________________________</text:p>
        <text:p text:style-name="Header"/>
      </style:header>
      <style:footer>
        <text:p text:style-name="Footer"><text:span text:style-name="MT1"><text:file-name text:display="name-and-extension">fiche_test_centrale.odt</text:file-name></text:span><text:span text:style-name="MT2"><text:tab/><text:tab/></text:span><text:span text:style-name="MT1"><text:tab/>- </text:span><text:span text:style-name="MT1"><text:page-number text:select-page="current">1</text:page-number></text:span><text:span text:style-name="MT1"> -</text:span></text:p>
      </style:footer>
    </style:master-page>
    <style:master-page style:name="Endnote" style:page-layout-name="Mpm2"/>
    <style:master-page style:name="Conversion_20_1" style:display-name="Conversion 1" style:page-layout-name="Mpm3">
      <style:header>
        <text:p text:style-name="MP1"><draw:frame draw:style-name="Mfr1" draw:name="Image2" text:anchor-type="paragraph" svg:x="15.034cm" svg:y="0cm" svg:width="3.468cm" svg:height="2.563cm" draw:z-index="2"><draw:image xlink:href="Pictures/10000000000003B000000228E4FE2368.jpg" xlink:type="simple" xlink:show="embed" xlink:actuate="onLoad"/></draw:frame>SYSTEMES – PORTAIL MOTOSTAR </text:p>
        <text:p text:style-name="MP1">Fiche de test de la centrale de commande</text:p>
        <text:p text:style-name="MP1">________________________________________________________________________</text:p>
        <text:p text:style-name="Header"/>
      </style:header>
      <style:footer>
        <text:p text:style-name="Footer"><text:span text:style-name="MT1"><text:file-name text:display="name-and-extension">fiche_test_centrale.odt</text:file-name></text:span><text:span text:style-name="MT2"><text:tab/><text:tab/></text:span><text:span text:style-name="MT1"><text:tab/>- </text:span><text:span text:style-name="MT1"><text:page-number text:select-page="current">1</text:page-number></text:span><text:span text:style-name="MT1"> 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Windows_x86 LibreOffice_project/81898c9f5c0d43f3473ba111d7b351050be20261</meta:generator>
    <meta:initial-creator>anne marie</meta:initial-creator>
    <meta:creation-date>2005-09-29T13:27:00</meta:creation-date>
    <dc:date>2016-01-26T08:12:03.156000000</dc:date>
    <meta:print-date>2007-03-07T13:44:17</meta:print-date>
    <dc:language>fr-FR</dc:language>
    <meta:editing-cycles>18</meta:editing-cycles>
    <meta:editing-duration>PT1H23M41S</meta:editing-duration>
    <meta:document-statistic meta:table-count="2" meta:image-count="2" meta:object-count="0" meta:page-count="3" meta:paragraph-count="122" meta:word-count="475" meta:character-count="2515" meta:non-whitespace-character-count="2193"/>
    <meta:user-defined meta:name="Info 1"/>
    <meta:user-defined meta:name="Info 2"/>
    <meta:user-defined meta:name="Info 3"/>
    <meta:user-defined meta:name="Info 4"/>
  </office:meta>
</office:document-meta>
</file>